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258eb7" officeooo:paragraph-rsid="00258eb7" style:font-weight-asian="bold" style:font-weight-complex="bold"/>
    </style:style>
    <style:style style:name="P2" style:family="paragraph" style:parent-style-name="Standard">
      <style:text-properties fo:font-size="14pt" fo:font-weight="bold" officeooo:rsid="0025a081" officeooo:paragraph-rsid="0025a081" style:font-weight-asian="bold" style:font-weight-complex="bold"/>
    </style:style>
    <style:style style:name="P3" style:family="paragraph" style:parent-style-name="Standard">
      <style:text-properties fo:font-size="14pt" fo:font-weight="bold" officeooo:rsid="002657eb" officeooo:paragraph-rsid="002657eb" style:font-weight-asian="bold" style:font-weight-complex="bold"/>
    </style:style>
    <style:style style:name="P4" style:family="paragraph" style:parent-style-name="Standard">
      <style:text-properties fo:font-size="14pt" fo:font-weight="normal" officeooo:rsid="00205002" officeooo:paragraph-rsid="00205002" style:font-weight-asian="normal" style:font-weight-complex="normal"/>
    </style:style>
    <style:style style:name="P5" style:family="paragraph" style:parent-style-name="Standard">
      <style:text-properties fo:font-size="14pt" fo:font-weight="normal" officeooo:rsid="00242685" officeooo:paragraph-rsid="00242685" style:font-weight-asian="normal" style:font-weight-complex="normal"/>
    </style:style>
    <style:style style:name="P6" style:family="paragraph" style:parent-style-name="Standard">
      <style:text-properties fo:font-size="18pt" fo:font-weight="bold" officeooo:rsid="001eb465" officeooo:paragraph-rsid="001eb465" style:font-weight-asian="bold" style:font-weight-complex="bold"/>
    </style:style>
    <style:style style:name="P7" style:family="paragraph" style:parent-style-name="Standard">
      <style:text-properties fo:font-size="18pt" fo:font-weight="bold" officeooo:rsid="001fa799" officeooo:paragraph-rsid="001fa799" style:font-weight-asian="bold" style:font-weight-complex="bold"/>
    </style:style>
    <style:style style:name="P8" style:family="paragraph" style:parent-style-name="Standard">
      <style:text-properties fo:font-size="18pt" fo:font-weight="bold" officeooo:rsid="00205002" officeooo:paragraph-rsid="00205002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/>
    </style:style>
    <style:style style:name="T3" style:family="text">
      <style:text-properties fo:font-size="14pt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07b1" style:font-weight-asian="bold" style:font-weight-complex="bold"/>
    </style:style>
    <style:style style:name="T6" style:family="text">
      <style:text-properties officeooo:rsid="002207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dding up times with reduce </text:p>
      <text:p text:style-name="P6"/>
      <text:p text:style-name="P7">Objective : <text:span text:style-name="T3">is to calculate sum of time value from html element . </text:span></text:p>
      <text:p text:style-name="P7"><text:span text:style-name="T3">Each li element is having data-key which holds time duration as </text:span><text:span text:style-name="T2">mm:ss </text:span><text:span text:style-name="T3">.</text:span></text:p>
      <text:p text:style-name="P7"><text:span text:style-name="T3"/></text:p>
      <text:p text:style-name="P8">Stratergy : </text:p>
      <text:p text:style-name="P5">Maintain two integers total_hours, total_minutes, total_seconds.</text:p>
      <text:p text:style-name="P5"/>
      <text:p text:style-name="P4">Iterate over the li items. Data-key is stored in the string format.</text:p>
      <text:p text:style-name="P4">For each item, split string <text:span text:style-name="T6">w.r.t. ‘</text:span><text:span text:style-name="T5">:</text:span><text:span text:style-name="T6">’ .</text:span></text:p>
      <text:p text:style-name="P5"><text:tab/>convert first part to integer using <text:span text:style-name="T4">parseInt() </text:span>and add value to total_seconds,</text:p>
      <text:p text:style-name="P5"><text:tab/>similarly convert second part to integer &amp; add value to total_minutes</text:p>
      <text:p text:style-name="P5"/>
      <text:p text:style-name="P5">Then, </text:p>
      <text:p text:style-name="P5">carry = total_seconds % 60;</text:p>
      <text:p text:style-name="P5">total_seconds = Math.round(total_seconds/ 60);</text:p>
      <text:p text:style-name="P5"/>
      <text:p text:style-name="P5"/>
      <text:p text:style-name="P5">carry = ( total_minutes + carry) % 60;</text:p>
      <text:p text:style-name="P5">total_minutes = Math.round(total_minutes/ 60);</text:p>
      <text:p text:style-name="P5"/>
      <text:p text:style-name="P5">carry = ( total_hours + carry) % 60;</text:p>
      <text:p text:style-name="P5">total_hours = Math.round(total_hours/ 60);</text:p>
      <text:p text:style-name="P5"/>
      <text:p text:style-name="P5"/>
      <text:p text:style-name="P1">Author has written code of the problem very well . </text:p>
      <text:p text:style-name="P1"/>
      <text:p text:style-name="P2">Since, to use <text:span text:style-name="T1">reduce , there can be only one accumulator, so, convert minutes to seconds by multiplying with 60. And add them too along seconds value. </text:span></text:p>
      <text:p text:style-name="P2">Thus<text:span text:style-name="T1">, overall accumulator will return total time in terms of seconds. </text:span></text:p>
      <text:p text:style-name="P2"><text:span text:style-name="T1"/></text:p>
      <text:p text:style-name="P3"><text:span text:style-name="T1">Make sure to account for float values too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3T14:39:26.942543693</meta:creation-date>
    <dc:date>2021-02-03T15:20:00.513777774</dc:date>
    <meta:editing-duration>PT40M31S</meta:editing-duration>
    <meta:editing-cycles>9</meta:editing-cycles>
    <meta:generator>LibreOffice/7.0.4.2$Linux_X86_64 LibreOffice_project/573028415b474775687f7355a6d413c41d013a01</meta:generator>
    <meta:document-statistic meta:table-count="0" meta:image-count="0" meta:object-count="0" meta:page-count="1" meta:paragraph-count="20" meta:word-count="172" meta:character-count="1053" meta:non-whitespace-character-count="891"/>
  </office:meta>
</office:document-meta>
</file>